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92A2A6E5AEB7CA03.png" manifest:media-type="image/png"/>
  <manifest:file-entry manifest:full-path="Pictures/1000020100000200000002007BE380132CA1E1BB.png" manifest:media-type="image/png"/>
  <manifest:file-entry manifest:full-path="Pictures/1000020100000200000002002F705345072CCD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7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804cm"/>
    </style:style>
    <style:style style:name="P1" style:family="paragraph">
      <style:paragraph-properties fo:text-align="center"/>
    </style:style>
    <style:style style:name="P2" style:family="paragraph">
      <style:text-properties fo:font-size="24pt" fo:background-color="#ffffff"/>
    </style:style>
    <style:style style:name="P3" style:family="paragraph">
      <loext:graphic-properties draw:fill="none" draw:fill-color="#ffffff"/>
      <style:text-properties fo:font-size="24pt" fo:background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3cm" svg:height="13.543cm" svg:x="4.175cm" svg:y="3.205cm">
          <draw:image xlink:href="Pictures/10000201000002000000020092A2A6E5AEB7CA03.png" xlink:type="simple" xlink:show="embed" xlink:actuate="onLoad" loext:mime-type="image/png">
            <text:p/>
          </draw:image>
        </draw:frame>
        <draw:frame draw:style-name="gr2" draw:text-style-name="P3" draw:layer="layout" svg:width="11.43cm" svg:height="1.195cm" svg:x="5.364cm" svg:y="4.576cm">
          <draw:text-box>
            <text:p text:style-name="P2">Scientific Laws and Theories</text:p>
          </draw:text-box>
        </draw:frame>
        <draw:frame draw:style-name="gr3" draw:text-style-name="P1" draw:layer="layout" svg:width="3.027cm" svg:height="3.027cm" svg:x="7.752cm" svg:y="7.223cm">
          <draw:image xlink:href="Pictures/1000020100000200000002007BE380132CA1E1BB.png" xlink:type="simple" xlink:show="embed" xlink:actuate="onLoad" loext:mime-type="image/png">
            <text:p/>
          </draw:image>
        </draw:frame>
        <draw:frame draw:style-name="gr1" draw:text-style-name="P1" draw:layer="layout" svg:width="2.54cm" svg:height="2.54cm" svg:x="11.922cm" svg:y="10.179cm">
          <draw:image xlink:href="Pictures/1000020100000200000002002F705345072CCDF9.png" xlink:type="simple" xlink:show="embed" xlink:actuate="onLoad" loext:mime-type="image/png">
            <text:p/>
          </draw:image>
        </draw:frame>
        <draw:frame draw:style-name="gr4" draw:text-style-name="P5" draw:layer="layout" svg:width="2.54cm" svg:height="0.962cm" svg:x="7.856cm" svg:y="10.252cm">
          <draw:text-box>
            <text:p text:style-name="P4"><text:span text:style-name="T1">Logic</text:span></text:p>
          </draw:text-box>
        </draw:frame>
        <draw:frame draw:style-name="gr5" draw:text-style-name="P5" draw:layer="layout" svg:width="4.383cm" svg:height="1.054cm" svg:x="10.017cm" svg:y="12.519cm">
          <draw:text-box>
            <text:p text:style-name="P4"><text:span text:style-name="T1">Observ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10T09:33:01.484000000</meta:creation-date>
    <dc:date>2019-09-10T09:49:03.980000000</dc:date>
    <dc:creator>George Self</dc:creator>
    <meta:editing-duration>PT5M39S</meta:editing-duration>
    <meta:editing-cycles>1</meta:editing-cycles>
    <meta:generator>LibreOffice/6.2.3.2$Windows_X86_64 LibreOffice_project/aecc05fe267cc68dde00352a451aa867b3b546ac</meta:generator>
    <meta:document-statistic meta:object-count="6"/>
  </office:meta>
</office:document-meta>
</file>